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 office:value-type="float" office:value="45262" calcext:value-type="float">
            <text:p>45262</text:p>
          </table:table-cell>
          <table:table-cell table:formula="of:=[.D5]/1000" office:value-type="float" office:value="45.262" calcext:value-type="float">
            <text:p>45.262</text:p>
          </table:table-cell>
          <table:table-cell table:formula="of:=[.D5]/[.B5]" office:value-type="float" office:value="0.00090524" calcext:value-type="float">
            <text:p>0.00090524</text:p>
          </table:table-cell>
          <table:table-cell table:formula="of:=[.E5]/[.B5]" office:value-type="float" office:value="0.00000090524" calcext:value-type="float">
            <text:p>9.05E-07</text:p>
          </table:table-cell>
          <table:table-cell office:value-type="float" office:value="15253907" calcext:value-type="float">
            <text:p>15253907</text:p>
          </table:table-cell>
          <table:table-cell table:formula="of:=[.B5]-[.H5]" office:value-type="float" office:value="34746093" calcext:value-type="float">
            <text:p>34746093</text:p>
          </table:table-cell>
          <table:table-cell table:formula="of:=[.H5]/([.H5]+[.I5])" office:value-type="float" office:value="0.30507814" calcext:value-type="float">
            <text:p>0.30507814</text:p>
          </table:table-cell>
          <table:table-cell table:style-name="ce2" office:value-type="float" office:value="9959350" calcext:value-type="float">
            <text:p>9.96E+06</text:p>
          </table:table-cell>
          <table:table-cell table:formula="of:=[.K5]/1000" office:value-type="float" office:value="9959.35" calcext:value-type="float">
            <text:p>9959.35</text:p>
          </table:table-cell>
          <table:table-cell table:formula="of:=[.K5]/[.B5]" office:value-type="float" office:value="0.199187" calcext:value-type="float">
            <text:p>0.199187</text:p>
          </table:table-cell>
          <table:table-cell table:formula="of:=[.L5]/[.B5]" office:value-type="float" office:value="0.000199187" calcext:value-type="float">
            <text:p>1.99E-04</text:p>
          </table:table-cell>
          <table:table-cell office:value-type="float" office:value="15255015" calcext:value-type="float">
            <text:p>15255015</text:p>
          </table:table-cell>
          <table:table-cell table:formula="of:=[.B5]-[.O5]" office:value-type="float" office:value="34744985" calcext:value-type="float">
            <text:p>34744985</text:p>
          </table:table-cell>
          <table:table-cell table:formula="of:=[.O5]/([.O5]+[.P5])" office:value-type="float" office:value="0.3051003" calcext:value-type="float">
            <text:p>0.3051003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2592" calcext:value-type="float">
            <text:p>52592</text:p>
          </table:table-cell>
          <table:table-cell table:formula="of:=[.D10]/1000" office:value-type="float" office:value="52.592" calcext:value-type="float">
            <text:p>52.592</text:p>
          </table:table-cell>
          <table:table-cell table:formula="of:=[.D10]/[.B10]" office:value-type="float" office:value="0.00105184" calcext:value-type="float">
            <text:p>0.00105184</text:p>
          </table:table-cell>
          <table:table-cell table:formula="of:=[.E10]/[.B10]" office:value-type="float" office:value="0.00000105184" calcext:value-type="float">
            <text:p>1.05E-06</text:p>
          </table:table-cell>
          <table:table-cell office:value-type="float" office:value="15253371" calcext:value-type="float">
            <text:p>15253371</text:p>
          </table:table-cell>
          <table:table-cell table:formula="of:=[.B10]-[.H10]" office:value-type="float" office:value="34746629" calcext:value-type="float">
            <text:p>34746629</text:p>
          </table:table-cell>
          <table:table-cell table:formula="of:=[.H10]/([.H10]+[.I10])" office:value-type="float" office:value="0.30506742" calcext:value-type="float">
            <text:p>0.30506742</text:p>
          </table:table-cell>
          <table:table-cell table:style-name="ce2" office:value-type="float" office:value="9751440" calcext:value-type="float">
            <text:p>9.75E+06</text:p>
          </table:table-cell>
          <table:table-cell table:formula="of:=[.K10]/1000" office:value-type="float" office:value="9751.44" calcext:value-type="float">
            <text:p>9751.44</text:p>
          </table:table-cell>
          <table:table-cell table:formula="of:=[.K10]/[.B10]" office:value-type="float" office:value="0.1950288" calcext:value-type="float">
            <text:p>0.1950288</text:p>
          </table:table-cell>
          <table:table-cell table:formula="of:=[.L10]/[.B10]" office:value-type="float" office:value="0.0001950288" calcext:value-type="float">
            <text:p>1.95E-04</text:p>
          </table:table-cell>
          <table:table-cell office:value-type="float" office:value="15257197" calcext:value-type="float">
            <text:p>15257197</text:p>
          </table:table-cell>
          <table:table-cell table:formula="of:=[.B10]-[.O10]" office:value-type="float" office:value="34742803" calcext:value-type="float">
            <text:p>34742803</text:p>
          </table:table-cell>
          <table:table-cell table:formula="of:=[.O10]/([.O10]+[.P10])" office:value-type="float" office:value="0.30514394" calcext:value-type="float">
            <text:p>0.30514394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5043" calcext:value-type="float">
            <text:p>45043</text:p>
          </table:table-cell>
          <table:table-cell table:formula="of:=[.D15]/1000" office:value-type="float" office:value="45.043" calcext:value-type="float">
            <text:p>45.043</text:p>
          </table:table-cell>
          <table:table-cell table:formula="of:=[.D15]/[.B15]" office:value-type="float" office:value="0.00090086" calcext:value-type="float">
            <text:p>0.00090086</text:p>
          </table:table-cell>
          <table:table-cell table:formula="of:=[.E15]/[.B15]" office:value-type="float" office:value="0.00000090086" calcext:value-type="float">
            <text:p>9.01E-07</text:p>
          </table:table-cell>
          <table:table-cell office:value-type="float" office:value="15248503" calcext:value-type="float">
            <text:p>15248503</text:p>
          </table:table-cell>
          <table:table-cell table:formula="of:=[.B15]-[.H15]" office:value-type="float" office:value="34751497" calcext:value-type="float">
            <text:p>34751497</text:p>
          </table:table-cell>
          <table:table-cell table:formula="of:=[.H15]/([.H15]+[.I15])" office:value-type="float" office:value="0.30497006" calcext:value-type="float">
            <text:p>0.30497006</text:p>
          </table:table-cell>
          <table:table-cell table:style-name="ce2" office:value-type="float" office:value="9604340" calcext:value-type="float">
            <text:p>9.60E+06</text:p>
          </table:table-cell>
          <table:table-cell table:formula="of:=[.K15]/1000" office:value-type="float" office:value="9604.34" calcext:value-type="float">
            <text:p>9604.34</text:p>
          </table:table-cell>
          <table:table-cell table:formula="of:=[.K15]/[.B15]" office:value-type="float" office:value="0.1920868" calcext:value-type="float">
            <text:p>0.1920868</text:p>
          </table:table-cell>
          <table:table-cell table:formula="of:=[.L15]/[.B15]" office:value-type="float" office:value="0.0001920868" calcext:value-type="float">
            <text:p>1.92E-04</text:p>
          </table:table-cell>
          <table:table-cell office:value-type="float" office:value="15259435" calcext:value-type="float">
            <text:p>15259435</text:p>
          </table:table-cell>
          <table:table-cell table:formula="of:=[.B15]-[.O15]" office:value-type="float" office:value="34740565" calcext:value-type="float">
            <text:p>34740565</text:p>
          </table:table-cell>
          <table:table-cell table:formula="of:=[.O15]/([.O15]+[.P15])" office:value-type="float" office:value="0.3051887" calcext:value-type="float">
            <text:p>0.305188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23" calcext:value-type="float">
            <text:p>4523</text:p>
          </table:table-cell>
          <table:table-cell table:formula="of:=[.D19]/1000" office:value-type="float" office:value="4.523" calcext:value-type="float">
            <text:p>4.523</text:p>
          </table:table-cell>
          <table:table-cell table:formula="of:=[.D19]/[.B19]" office:value-type="float" office:value="0.0009046" calcext:value-type="float">
            <text:p>0.0009046</text:p>
          </table:table-cell>
          <table:table-cell table:formula="of:=[.E19]/[.B19]" office:value-type="float" office:value="0.0000009046" calcext:value-type="float">
            <text:p>9.05E-07</text:p>
          </table:table-cell>
          <table:table-cell office:value-type="float" office:value="1523033" calcext:value-type="float">
            <text:p>1523033</text:p>
          </table:table-cell>
          <table:table-cell table:formula="of:=[.B19]-[.H19]" office:value-type="float" office:value="3476967" calcext:value-type="float">
            <text:p>3476967</text:p>
          </table:table-cell>
          <table:table-cell table:formula="of:=[.H19]/([.H19]+[.I19])" office:value-type="float" office:value="0.3046066" calcext:value-type="float">
            <text:p>0.3046066</text:p>
          </table:table-cell>
          <table:table-cell table:style-name="ce2" office:value-type="float" office:value="1003670" calcext:value-type="float">
            <text:p>1.00E+06</text:p>
          </table:table-cell>
          <table:table-cell table:formula="of:=[.K19]/1000" office:value-type="float" office:value="1003.67" calcext:value-type="float">
            <text:p>1003.67</text:p>
          </table:table-cell>
          <table:table-cell table:formula="of:=[.K19]/[.B19]" office:value-type="float" office:value="0.200734" calcext:value-type="float">
            <text:p>0.200734</text:p>
          </table:table-cell>
          <table:table-cell table:formula="of:=[.L19]/[.B19]" office:value-type="float" office:value="0.000200734" calcext:value-type="float">
            <text:p>2.01E-04</text:p>
          </table:table-cell>
          <table:table-cell office:value-type="float" office:value="1522947" calcext:value-type="float">
            <text:p>1522947</text:p>
          </table:table-cell>
          <table:table-cell table:formula="of:=[.B19]-[.O19]" office:value-type="float" office:value="3477053" calcext:value-type="float">
            <text:p>3477053</text:p>
          </table:table-cell>
          <table:table-cell table:formula="of:=[.O19]/([.O19]+[.P19])" office:value-type="float" office:value="0.3045894" calcext:value-type="float">
            <text:p>0.3045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44454" calcext:value-type="float">
            <text:p>44454</text:p>
          </table:table-cell>
          <table:table-cell table:formula="of:=[.D20]/1000" office:value-type="float" office:value="44.454" calcext:value-type="float">
            <text:p>44.454</text:p>
          </table:table-cell>
          <table:table-cell table:formula="of:=[.D20]/[.B20]" office:value-type="float" office:value="0.00088908" calcext:value-type="float">
            <text:p>0.00088908</text:p>
          </table:table-cell>
          <table:table-cell table:formula="of:=[.E20]/[.B20]" office:value-type="float" office:value="0.00000088908" calcext:value-type="float">
            <text:p>8.89E-07</text:p>
          </table:table-cell>
          <table:table-cell office:value-type="float" office:value="15254960" calcext:value-type="float">
            <text:p>15254960</text:p>
          </table:table-cell>
          <table:table-cell table:formula="of:=[.B20]-[.H20]" office:value-type="float" office:value="34745040" calcext:value-type="float">
            <text:p>34745040</text:p>
          </table:table-cell>
          <table:table-cell table:formula="of:=[.H20]/([.H20]+[.I20])" office:value-type="float" office:value="0.3050992" calcext:value-type="float">
            <text:p>0.3050992</text:p>
          </table:table-cell>
          <table:table-cell table:style-name="ce2" office:value-type="float" office:value="9518890" calcext:value-type="float">
            <text:p>9.52E+06</text:p>
          </table:table-cell>
          <table:table-cell table:formula="of:=[.K20]/1000" office:value-type="float" office:value="9518.89" calcext:value-type="float">
            <text:p>9518.89</text:p>
          </table:table-cell>
          <table:table-cell table:formula="of:=[.K20]/[.B20]" office:value-type="float" office:value="0.1903778" calcext:value-type="float">
            <text:p>0.1903778</text:p>
          </table:table-cell>
          <table:table-cell table:formula="of:=[.L20]/[.B20]" office:value-type="float" office:value="0.0001903778" calcext:value-type="float">
            <text:p>1.90E-04</text:p>
          </table:table-cell>
          <table:table-cell office:value-type="float" office:value="15253387" calcext:value-type="float">
            <text:p>15253387</text:p>
          </table:table-cell>
          <table:table-cell table:formula="of:=[.B20]-[.O20]" office:value-type="float" office:value="34746613" calcext:value-type="float">
            <text:p>34746613</text:p>
          </table:table-cell>
          <table:table-cell table:formula="of:=[.O20]/([.O20]+[.P20])" office:value-type="float" office:value="0.30506774" calcext:value-type="float">
            <text:p>0.30506774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66" calcext:value-type="float">
            <text:p>4566</text:p>
          </table:table-cell>
          <table:table-cell table:formula="of:=[.D24]/1000" office:value-type="float" office:value="4.566" calcext:value-type="float">
            <text:p>4.566</text:p>
          </table:table-cell>
          <table:table-cell table:formula="of:=[.D24]/[.B24]" office:value-type="float" office:value="0.0009132" calcext:value-type="float">
            <text:p>0.0009132</text:p>
          </table:table-cell>
          <table:table-cell table:formula="of:=[.E24]/[.B24]" office:value-type="float" office:value="0.0000009132" calcext:value-type="float">
            <text:p>9.13E-07</text:p>
          </table:table-cell>
          <table:table-cell office:value-type="float" office:value="1522759" calcext:value-type="float">
            <text:p>1522759</text:p>
          </table:table-cell>
          <table:table-cell table:formula="of:=[.B24]-[.H24]" office:value-type="float" office:value="3477241" calcext:value-type="float">
            <text:p>3477241</text:p>
          </table:table-cell>
          <table:table-cell table:formula="of:=[.H24]/([.H24]+[.I24])" office:value-type="float" office:value="0.3045518" calcext:value-type="float">
            <text:p>0.3045518</text:p>
          </table:table-cell>
          <table:table-cell office:value-type="float" office:value="989263" calcext:value-type="float">
            <text:p>989263</text:p>
          </table:table-cell>
          <table:table-cell table:formula="of:=[.K24]/1000" office:value-type="float" office:value="989.263" calcext:value-type="float">
            <text:p>989.263</text:p>
          </table:table-cell>
          <table:table-cell table:formula="of:=[.K24]/[.B24]" office:value-type="float" office:value="0.1978526" calcext:value-type="float">
            <text:p>0.1978526</text:p>
          </table:table-cell>
          <table:table-cell table:formula="of:=[.L24]/[.B24]" office:value-type="float" office:value="0.0001978526" calcext:value-type="float">
            <text:p>1.98E-04</text:p>
          </table:table-cell>
          <table:table-cell office:value-type="float" office:value="1523335" calcext:value-type="float">
            <text:p>1523335</text:p>
          </table:table-cell>
          <table:table-cell table:formula="of:=[.B24]-[.O24]" office:value-type="float" office:value="3476665" calcext:value-type="float">
            <text:p>3476665</text:p>
          </table:table-cell>
          <table:table-cell table:formula="of:=[.O24]/([.O24]+[.P24])" office:value-type="float" office:value="0.304667" calcext:value-type="float">
            <text:p>0.30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office:value-type="float" office:value="57030" calcext:value-type="float">
            <text:p>57030</text:p>
          </table:table-cell>
          <table:table-cell table:formula="of:=[.D25]/1000" office:value-type="float" office:value="57.03" calcext:value-type="float">
            <text:p>57.03</text:p>
          </table:table-cell>
          <table:table-cell table:formula="of:=[.D25]/[.B25]" office:value-type="float" office:value="0.0011406" calcext:value-type="float">
            <text:p>0.0011406</text:p>
          </table:table-cell>
          <table:table-cell table:formula="of:=[.E25]/[.B25]" office:value-type="float" office:value="0.0000011406" calcext:value-type="float">
            <text:p>1.14E-06</text:p>
          </table:table-cell>
          <table:table-cell office:value-type="float" office:value="15254609" calcext:value-type="float">
            <text:p>15254609</text:p>
          </table:table-cell>
          <table:table-cell table:formula="of:=[.B25]-[.H25]" office:value-type="float" office:value="34745391" calcext:value-type="float">
            <text:p>34745391</text:p>
          </table:table-cell>
          <table:table-cell table:formula="of:=[.H25]/([.H25]+[.I25])" office:value-type="float" office:value="0.30509218" calcext:value-type="float">
            <text:p>0.30509218</text:p>
          </table:table-cell>
          <table:table-cell table:style-name="ce2" office:value-type="float" office:value="9560590" calcext:value-type="float">
            <text:p>9.56E+06</text:p>
          </table:table-cell>
          <table:table-cell table:formula="of:=[.K25]/1000" office:value-type="float" office:value="9560.59" calcext:value-type="float">
            <text:p>9560.59</text:p>
          </table:table-cell>
          <table:table-cell table:formula="of:=[.K25]/[.B25]" office:value-type="float" office:value="0.1912118" calcext:value-type="float">
            <text:p>0.1912118</text:p>
          </table:table-cell>
          <table:table-cell table:formula="of:=[.L25]/[.B25]" office:value-type="float" office:value="0.0001912118" calcext:value-type="float">
            <text:p>1.91E-04</text:p>
          </table:table-cell>
          <table:table-cell office:value-type="float" office:value="15250400" calcext:value-type="float">
            <text:p>15250400</text:p>
          </table:table-cell>
          <table:table-cell table:formula="of:=[.B25]-[.O25]" office:value-type="float" office:value="34749600" calcext:value-type="float">
            <text:p>34749600</text:p>
          </table:table-cell>
          <table:table-cell table:formula="of:=[.O25]/([.O25]+[.P25])" office:value-type="float" office:value="0.305008" calcext:value-type="float">
            <text:p>0.30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4573.6" calcext:value-type="float">
            <text:p>4573.6</text:p>
          </table:table-cell>
          <table:table-cell table:formula="of:=([.E4] + [.E9] + [.E14] + [.E19] + [.E24])/5" office:value-type="float" office:value="4.5736" calcext:value-type="float">
            <text:p>4.5736</text:p>
          </table:table-cell>
          <table:table-cell table:formula="of:=([.F4] + [.F9] + [.F14] + [.F19] + [.F24])/5" office:value-type="float" office:value="0.00091472" calcext:value-type="float">
            <text:p>0.00091472</text:p>
          </table:table-cell>
          <table:table-cell table:style-name="Default" table:formula="of:=([.G4] + [.G9] + [.G14] + [.G19] + [.G24])/5" office:value-type="float" office:value="0.00000091472" calcext:value-type="float">
            <text:p>9.1472E-07</text:p>
          </table:table-cell>
          <table:table-cell table:formula="of:=([.H4] + [.H9] + [.H14] + [.H19] + [.H24])/5" office:value-type="float" office:value="1523224.2" calcext:value-type="float">
            <text:p>1523224.2</text:p>
          </table:table-cell>
          <table:table-cell table:formula="of:=([.I4] + [.I9] + [.I14] + [.I19] + [.I24])/5" office:value-type="float" office:value="3476775.8" calcext:value-type="float">
            <text:p>3476775.8</text:p>
          </table:table-cell>
          <table:table-cell table:formula="of:=([.J4] + [.J9] + [.J14] + [.J19] + [.J24])/5" office:value-type="float" office:value="0.30464484" calcext:value-type="float">
            <text:p>0.30464484</text:p>
          </table:table-cell>
          <table:table-cell table:formula="of:=([.K4] + [.K9] + [.K14] + [.K19] + [.K24])/5" office:value-type="float" office:value="989245.2" calcext:value-type="float">
            <text:p>989245.2</text:p>
          </table:table-cell>
          <table:table-cell table:formula="of:=([.L4] + [.L9] + [.L14] + [.L19] + [.L24])/5" office:value-type="float" office:value="989.2452" calcext:value-type="float">
            <text:p>989.2452</text:p>
          </table:table-cell>
          <table:table-cell table:formula="of:=([.M4] + [.M9] + [.M14] + [.M19] + [.M24])/5" office:value-type="float" office:value="0.19784904" calcext:value-type="float">
            <text:p>0.19784904</text:p>
          </table:table-cell>
          <table:table-cell table:style-name="Default" table:formula="of:=([.N4] + [.N9] + [.N14] + [.N19] + [.N24])/5" office:value-type="float" office:value="0.00019784904" calcext:value-type="float">
            <text:p>0.00019784904</text:p>
          </table:table-cell>
          <table:table-cell table:formula="of:=([.O4] + [.O9] + [.O14] + [.O19] + [.O24])/5" office:value-type="float" office:value="1523609.8" calcext:value-type="float">
            <text:p>1523609.8</text:p>
          </table:table-cell>
          <table:table-cell table:formula="of:=([.P4] + [.P9] + [.P14] + [.P19] + [.P24])/5" office:value-type="float" office:value="3476390.2" calcext:value-type="float">
            <text:p>3476390.2</text:p>
          </table:table-cell>
          <table:table-cell table:formula="of:=([.Q4] + [.Q9] + [.Q14] + [.Q19] + [.Q24])/5" office:value-type="float" office:value="0.30472196" calcext:value-type="float">
            <text:p>0.304721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48876.2" calcext:value-type="float">
            <text:p>48876.2</text:p>
          </table:table-cell>
          <table:table-cell table:formula="of:=([.E5] + [.E10] + [.E15] + [.E20] + [.E25])/5" office:value-type="float" office:value="48.8762" calcext:value-type="float">
            <text:p>48.8762</text:p>
          </table:table-cell>
          <table:table-cell table:formula="of:=([.F5] + [.F10] + [.F15] + [.F20] + [.F25])/5" office:value-type="float" office:value="0.000977524" calcext:value-type="float">
            <text:p>0.000977524</text:p>
          </table:table-cell>
          <table:table-cell table:style-name="Default" table:formula="of:=([.G5] + [.G10] + [.G15] + [.G20] + [.G25])/5" office:value-type="float" office:value="0.000000977524" calcext:value-type="float">
            <text:p>9.77524E-07</text:p>
          </table:table-cell>
          <table:table-cell table:formula="of:=([.H5] + [.H10] + [.H15] + [.H20] + [.H25])/5" office:value-type="float" office:value="15253070" calcext:value-type="float">
            <text:p>15253070</text:p>
          </table:table-cell>
          <table:table-cell table:formula="of:=([.I5] + [.I10] + [.I15] + [.I20] + [.I25])/5" office:value-type="float" office:value="34746930" calcext:value-type="float">
            <text:p>34746930</text:p>
          </table:table-cell>
          <table:table-cell table:formula="of:=([.J5] + [.J10] + [.J15] + [.J20] + [.J25])/5" office:value-type="float" office:value="0.3050614" calcext:value-type="float">
            <text:p>0.3050614</text:p>
          </table:table-cell>
          <table:table-cell table:formula="of:=([.K5] + [.K10] + [.K15] + [.K20] + [.K25])/5" office:value-type="float" office:value="9678922" calcext:value-type="float">
            <text:p>9678922</text:p>
          </table:table-cell>
          <table:table-cell table:formula="of:=([.L5] + [.L10] + [.L15] + [.L20] + [.L25])/5" office:value-type="float" office:value="9678.922" calcext:value-type="float">
            <text:p>9678.922</text:p>
          </table:table-cell>
          <table:table-cell table:formula="of:=([.M5] + [.M10] + [.M15] + [.M20] + [.M25])/5" office:value-type="float" office:value="0.19357844" calcext:value-type="float">
            <text:p>0.19357844</text:p>
          </table:table-cell>
          <table:table-cell table:style-name="Default" table:formula="of:=([.N5] + [.N10] + [.N15] + [.N20] + [.N25])/5" office:value-type="float" office:value="0.00019357844" calcext:value-type="float">
            <text:p>0.00019357844</text:p>
          </table:table-cell>
          <table:table-cell table:formula="of:=([.O5] + [.O10] + [.O15] + [.O20] + [.O25])/5" office:value-type="float" office:value="15255086.8" calcext:value-type="float">
            <text:p>15255086.8</text:p>
          </table:table-cell>
          <table:table-cell table:formula="of:=([.P5] + [.P10] + [.P15] + [.P20] + [.P25])/5" office:value-type="float" office:value="34744913.2" calcext:value-type="float">
            <text:p>34744913.2</text:p>
          </table:table-cell>
          <table:table-cell table:formula="of:=([.Q5] + [.Q10] + [.Q15] + [.Q20] + [.Q25])/5" office:value-type="float" office:value="0.305101736" calcext:value-type="float">
            <text:p>0.30510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09:36:55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8T09:37:56.666000000</dc:date>
    <meta:editing-duration>P1DT3H13M43S</meta:editing-duration>
    <meta:editing-cycles>40</meta:editing-cycles>
    <meta:document-statistic meta:table-count="4" meta:cell-count="225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5.262">
                <text:p>45.262</text:p>
              </table:table-cell>
              <table:table-cell office:value-type="float" office:value="9959.35">
                <text:p>9959.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1472">
                <text:p>0.00000091472</text:p>
              </table:table-cell>
              <table:table-cell office:value-type="float" office:value="0.00019784904">
                <text:p>0.00019784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977524">
                <text:p>0.000000977524</text:p>
              </table:table-cell>
              <table:table-cell office:value-type="float" office:value="0.00019357844">
                <text:p>0.000193578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736">
                <text:p>4.5736</text:p>
              </table:table-cell>
              <table:table-cell office:value-type="float" office:value="989.2452">
                <text:p>989.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48.8762">
                <text:p>48.8762</text:p>
              </table:table-cell>
              <table:table-cell office:value-type="float" office:value="9678.922">
                <text:p>9678.9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